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47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54pt" fo:font-weight="bold" style:letter-kerning="true" style:font-size-asian="54pt" style:font-weight-asian="bold" style:font-family-complex="Calibri" style:font-family-generic-complex="swiss" style:font-size-complex="54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54pt" fo:font-weight="bold" style:letter-kerning="true" style:font-size-asian="54pt" style:font-weight-asian="bold" style:font-family-complex="Calibri" style:font-family-generic-complex="swiss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0cm" svg:y="-0.075cm" presentation:class="title" presentation:user-transformed="true">
          <draw:text-box>
            <text:p text:style-name="P1"><text:span text:style-name="T1">O Piękności niestworzona</text:span><text:span text:style-name="T1"><text:line-break/></text:span><text:span text:style-name="T1">kto Ciebie raz poznał</text:span><text:span text:style-name="T1"><text:line-break/></text:span><text:span text:style-name="T1">ten nic innego pokochać nie może</text:span><text:span text:style-name="T1"><text:line-break/></text:span><text:span text:style-name="T1">Czuję, że tonę w Nim jako</text:span><text:span text:style-name="T1"><text:line-break/></text:span><text:span text:style-name="T1">jedno ziarenko piasku</text:span><text:span text:style-name="T1"><text:line-break/></text:span><text:span text:style-name="T1">w bezdennym ocea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8cm" svg:height="21.323cm" svg:x="0cm" svg:y="0cm" presentation:class="title" presentation:user-transformed="true">
          <draw:text-box>
            <text:p text:style-name="P1"><text:span text:style-name="T1">Czuję, że nie ma ani jednej</text:span><text:span text:style-name="T1"><text:line-break/></text:span><text:span text:style-name="T1">kropli krwi we mnie, która</text:span><text:span text:style-name="T1"><text:line-break/></text:span><text:span text:style-name="T1">by nie płonęła miłością ku To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1M27S</meta:editing-duration>
    <meta:editing-cycles>40</meta:editing-cycles>
    <meta:generator>OpenOffice/4.1.1$Win32 OpenOffice.org_project/411m6$Build-9775</meta:generator>
    <dc:date>2017-03-17T19:20:19.60</dc:date>
    <dc:creator>Woda Życia</dc:creator>
    <meta:document-statistic meta:object-count="27"/>
  </office:meta>
</office:document-meta>
</file>